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1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7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2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1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6.8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61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673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3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053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1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6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7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562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1.0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148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4.308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2.75cm" fo:min-width="12.7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4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27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74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.16cm" fo:min-width="11.204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min-height="0cm" fo:min-width="0.82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5cm" fo:min-width="1.267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546cm" fo:min-width="2.0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7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3.7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4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2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2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3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73cm" fo:min-width="2.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8cm" fo:min-width="2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b4c7dc" draw:textarea-horizontal-align="justify" draw:textarea-vertical-align="top" draw:auto-grow-height="false" fo:min-height="7.341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95cm" fo:min-width="14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e8f2a1" draw:textarea-horizontal-align="justify" draw:textarea-vertical-align="top" draw:auto-grow-height="false" fo:min-height="7.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7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841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svg:stroke-linecap="round" draw:fill="solid" draw:fill-color="#ffdbb6" draw:textarea-horizontal-align="justify" draw:textarea-vertical-align="top" draw:auto-grow-height="false" fo:min-height="5.25cm" fo:min-width="14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1.50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3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568cm" fo:min-width="12.5cm" fo:padding-top="0.125cm" fo:padding-bottom="0.125cm" fo:padding-left="0.25cm" fo:padding-right="0.25cm" fo:wrap-option="wrap" draw:shadow="hidden" draw:shadow-offset-x="0.051cm" draw:shadow-offset-y="0.051cm" draw:shadow-color="#3465a4" style:writing-mode="lr-tb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e8f2a1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b4c7dc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text-properties fo:font-size="36pt"/>
    </style:style>
    <style:style style:name="P22" style:family="paragraph">
      <loext:graphic-properties draw:fill="none" draw:fill-color="#ffffff"/>
      <style:text-properties fo:font-size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6pt" fo:language="en" fo:country="GB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5cm" svg:height="11.75cm" svg:x="42cm" svg:y="13cm">
          <text:p text:style-name="P1"><text:span text:style-name="T1">RelevantRespo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5cm" svg:height="0.5cm" svg:x="42cm" svg:y="14cm">
          <text:p text:style-name="P3"><text:span text:style-name="T2">Определяет релевантность отве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6" draw:layer="layout" svg:width="15cm" svg:height="4.75cm" svg:x="42cm" svg:y="14.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cm" svg:height="15cm" svg:x="42cm" svg:y="19.2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3.25cm" svg:height="0.75cm" svg:x="43cm" svg:y="23.75cm">
          <text:p text:style-name="P8"><text:span text:style-name="T4">//База релевантности ответов</text:span></text:p>
          <text:p text:style-name="P8"><text:span text:style-name="T4">std::vector&lt;std::vector&lt;RelativeIndex&gt;&gt; relevantRespons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" draw:text-style-name="P9" xml:id="id8" draw:id="id8" draw:layer="layout" svg:width="13.25cm" svg:height="0.75cm" svg:x="43cm" svg:y="20.7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" draw:text-style-name="P9" xml:id="id10" draw:id="id10" draw:layer="layout" svg:width="13.25cm" svg:height="0.75cm" svg:x="43cm" svg:y="19.7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9" xml:id="id5" draw:id="id5" draw:layer="layout" svg:width="13.25cm" svg:height="1cm" svg:x="43cm" svg:y="18cm">
          <text:p text:style-name="P8"><text:span text:style-name="T4">//Получить ссылку на базу релевантности ответов</text:span></text:p>
          <text:p text:style-name="P8"><text:span text:style-name="T4">const std::vector&lt;std::vector&lt;RelativeIndex&gt;&gt;&amp; getRelevantResponse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9" draw:layer="layout" svg:width="13.25cm" svg:height="0.75cm" svg:x="43cm" svg:y="17cm">
          <text:p text:style-name="P8"><text:span text:style-name="T4">//Рассчитать релевантность ответов</text:span></text:p>
          <text:p text:style-name="P8"><text:span text:style-name="T4">void update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10" xml:id="id4" draw:id="id4" draw:layer="layout" svg:width="13.25cm" svg:height="1.75cm" svg:x="43cm" svg:y="15cm">
          <text:p text:style-name="P3"><text:span text:style-name="T4">//Инициализирует: ссылку на базу инвертированных индексов, ссылку на базу запросов, объект класса PreparedRequests, ссылку на подготовленную базу запросов</text:span></text:p>
          <text:p text:style-name="P3"><text:span text:style-name="T4">RelevantResponse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11" draw:text-style-name="P12" draw:layer="layout" svg:width="1.5cm" svg:height="0.5cm" svg:x="54.5cm" svg:y="24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2" draw:text-style-name="P14" draw:layer="layout" svg:width="15cm" svg:height="8cm" svg:x="24.5cm" svg:y="10.5cm">
          <text:p text:style-name="P13"><text:span text:style-name="T1">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5cm" svg:height="0.5cm" svg:x="24.5cm" svg:y="11.5cm">
          <text:p text:style-name="P3"><text:span text:style-name="T2">Реализует загрузку и хранение базы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4" draw:text-style-name="P6" draw:layer="layout" svg:width="15cm" svg:height="5.25cm" svg:x="24.5cm" svg:y="1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5cm" svg:height="1.75cm" svg:x="24.5cm" svg:y="17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3cm" svg:height="0.922cm" svg:x="25.5cm" svg:y="17.5cm">
          <text:p text:style-name="P3"><text:span text:style-name="T4">//База документов</text:span></text:p>
          <text:p text:style-name="P3"><text:span text:style-name="T4">std::vector&lt;std::string&gt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7" draw:text-style-name="P4" xml:id="id1" draw:id="id1" draw:layer="layout" svg:width="13cm" svg:height="0.923cm" svg:x="25.5cm" svg:y="14.75cm">
          <text:p text:style-name="P3"><text:span text:style-name="T4">//Получить ссылку на базу документов</text:span></text:p>
          <text:p text:style-name="P3"><text:span text:style-name="T4">const std::vector&lt;std::string&gt;&amp; get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8" draw:text-style-name="P9" xml:id="id21" draw:id="id21" draw:layer="layout" svg:width="13cm" svg:height="1.25cm" svg:x="25.5cm" svg:y="13.25cm">
          <text:p text:style-name="P8"><text:span text:style-name="T4">//Обновить базу документов</text:span></text:p>
          <text:p text:style-name="P8"><text:span text:style-name="T4">void updateDocuments(const std::vector&lt;std::string&gt;&amp; in_documents);</text:span></text:p>
          <text:p text:style-name="P8"><text:span text:style-name="T4">void updateDocuments(std::vector&lt;std::string&gt;&amp;&amp; in_documen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9" draw:text-style-name="P10" draw:layer="layout" svg:width="13cm" svg:height="0.5cm" svg:x="25.5cm" svg:y="12.5cm">
          <text:p text:style-name="P3"><text:span text:style-name="T4">Documen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20" draw:text-style-name="P12" draw:layer="layout" svg:width="1.5cm" svg:height="0.615cm" svg:x="36.75cm" svg:y="17.7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Container-2-1" draw:style-name="gr21">
          <draw:custom-shape draw:style-name="gr22" draw:text-style-name="P14" draw:layer="layout" svg:width="15cm" svg:height="8cm" svg:x="24.5cm" svg:y="30cm">
            <text:p text:style-name="P13"><text:span text:style-name="T1">Reques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3" draw:text-style-name="P4" draw:layer="layout" svg:width="15cm" svg:height="0.5cm" svg:x="24.5cm" svg:y="31cm">
          <text:p text:style-name="P3"><text:span text:style-name="T2">Реализует загрузку и хранение базы запрос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24" draw:text-style-name="P6" draw:layer="layout" svg:width="15cm" svg:height="5cm" svg:x="24.5cm" svg:y="31.5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25" draw:text-style-name="P7" draw:layer="layout" svg:width="15cm" svg:height="1.5cm" svg:x="24.5cm" svg:y="36.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4" draw:layer="layout" svg:width="13cm" svg:height="0.75cm" svg:x="25.5cm" svg:y="37cm">
          <text:p text:style-name="P3"><text:span text:style-name="T4">//База запросов</text:span></text:p>
          <text:p text:style-name="P3"><text:span text:style-name="T4">std::vector&lt;std::string&gt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7" draw:text-style-name="P4" xml:id="id7" draw:id="id7" draw:layer="layout" svg:width="13cm" svg:height="0.75cm" svg:x="25.5cm" svg:y="34.5cm">
          <text:p text:style-name="P3"><text:span text:style-name="T4">//Получить ссылку на базу запросов</text:span></text:p>
          <text:p text:style-name="P3"><text:span text:style-name="T4">const std::vector&lt;std::string&gt;&amp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4" xml:id="id19" draw:id="id19" draw:layer="layout" svg:width="13cm" svg:height="1.25cm" svg:x="25.5cm" svg:y="33cm">
          <text:p text:style-name="P3"><text:span text:style-name="T4">//Обновить базу запросов</text:span></text:p>
          <text:p text:style-name="P3"><text:span text:style-name="T4">void updateRequests(const std::vector&lt;std::string&gt;&amp; in_requests);</text:span></text:p>
          <text:p text:style-name="P3"><text:span text:style-name="T4">void updateRequests(std::vector&lt;std::string&gt;&amp;&amp; in_request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9" draw:text-style-name="P10" draw:layer="layout" svg:width="13cm" svg:height="0.5cm" svg:x="25.5cm" svg:y="32cm">
          <text:p text:style-name="P3"><text:span text:style-name="T4">Requests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30" draw:text-style-name="P12" draw:layer="layout" svg:width="1.5cm" svg:height="0.5cm" svg:x="36.75cm" svg:y="37.2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31" draw:text-style-name="P9" draw:layer="layout" svg:width="13cm" svg:height="0.75cm" svg:x="25.5cm" svg:y="35.5cm">
          <text:p text:style-name="P8"><text:span text:style-name="T4">//Очистить базу запросов</text:span></text:p>
          <text:p text:style-name="P8"><text:span text:style-name="T4">void clear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2" draw:text-style-name="P14" draw:layer="layout" svg:width="15cm" svg:height="7.091cm" svg:x="7cm" svg:y="3cm">
          <text:p text:style-name="P13"><text:span text:style-name="T6">ConverterJ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5cm" svg:height="0.545cm" svg:x="7cm" svg:y="4.091cm">
          <text:p text:style-name="P3"><text:span text:style-name="T2">Реализует работу с JSON-объект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4" draw:text-style-name="P6" draw:layer="layout" svg:width="15cm" svg:height="7.864cm" svg:x="7cm" svg:y="4.636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draw:layer="layout" svg:width="13cm" svg:height="0.818cm" svg:x="8cm" svg:y="9.25cm">
          <text:p text:style-name="P3"><text:span text:style-name="T4">//Получить значение максимального количества ответов</text:span></text:p>
          <text:p text:style-name="P3"><text:span text:style-name="T4">int getMax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6" draw:text-style-name="P4" xml:id="id18" draw:id="id18" draw:layer="layout" svg:width="13cm" svg:height="0.818cm" svg:x="8cm" svg:y="8.25cm">
          <text:p text:style-name="P3"><text:span text:style-name="T4">//Получить запросы</text:span></text:p>
          <text:p text:style-name="P3"><text:span text:style-name="T4">std::vector&lt;std::string&gt; get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7" draw:text-style-name="P4" xml:id="id13" draw:id="id13" draw:layer="layout" svg:width="13cm" svg:height="0.818cm" svg:x="8cm" svg:y="7.25cm">
          <text:p text:style-name="P3"><text:span text:style-name="T4">//Получить список файлов документов</text:span></text:p>
          <text:p text:style-name="P3"><text:span text:style-name="T4">std::vector&lt;std::string&gt; getFilePath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8" draw:text-style-name="P15" xml:id="id20" draw:id="id20" draw:layer="layout" svg:width="13cm" svg:height="0.818cm" svg:x="8cm" svg:y="5.182cm">
          <text:p text:style-name="P8"><text:span text:style-name="T4">ConverterJSON(const JSON&amp; in_configJSON, const JSON&amp; in_requestsJSON)</text:span></text:p>
          <text:p text:style-name="P8"><text:span text:style-name="T4">ConverterJSON(JSON&amp;&amp; in_configJSON, JSON&amp;&amp; in_requestsJS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9" draw:text-style-name="P4" draw:layer="layout" svg:width="13cm" svg:height="0.923cm" svg:x="25.5cm" svg:y="15.827cm">
          <text:p text:style-name="P3"><text:span text:style-name="T4">//Очистить базу документов</text:span></text:p>
          <text:p text:style-name="P3"><text:span text:style-name="T4">void clearDocuments()</text:span><text:span text:style-name="T2">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0" draw:text-style-name="P9" xml:id="id6" draw:id="id6" draw:layer="layout" svg:width="13cm" svg:height="1.091cm" svg:x="8cm" svg:y="10.25cm">
          <text:p text:style-name="P8"><text:span text:style-name="T4">//Записать в JSON-объект результаты поиска</text:span></text:p>
          <text:p text:style-name="P8"><text:span text:style-name="T4">void setAnswersJSON(std::vector&lt;std::vector&lt;std::pair&lt;int , float&gt;&gt;&gt;&amp; answers, int maxResponse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1" draw:style-name="gr21">
          <draw:custom-shape draw:style-name="gr41" draw:text-style-name="P14" draw:layer="layout" svg:width="15cm" svg:height="7.5cm" svg:x="24.5cm" svg:y="20.5cm">
            <text:p text:style-name="P13"><text:span text:style-name="T1">InvertedInde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4" draw:layer="layout" svg:width="15cm" svg:height="0.485cm" svg:x="24.5cm" svg:y="21.515cm">
          <text:p text:style-name="P3"><text:span text:style-name="T2">Реализует инвертированную индексацию документ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Container-2- 2" draw:style-name="gr21">
          <draw:custom-shape draw:style-name="gr43" draw:text-style-name="P6" draw:layer="layout" svg:width="15cm" svg:height="4.303cm" svg:x="24.5cm" svg:y="22cm">
            <text:p text:style-name="P5"><text:span text:style-name="T3">public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ontainer-2- 3" draw:style-name="gr21">
          <draw:custom-shape draw:style-name="gr44" draw:text-style-name="P7" draw:layer="layout" svg:width="15cm" svg:height="2.425cm" svg:x="24.5cm" svg:y="25.575cm">
            <text:p text:style-name="P5"><text:span text:style-name="T3">private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9" draw:layer="layout" svg:width="13.25cm" svg:height="0.728cm" svg:x="25.5cm" svg:y="27.03cm">
          <text:p text:style-name="P8"><text:span text:style-name="T4">//База инвертированных индексов</text:span></text:p>
          <text:p text:style-name="P8"><text:span text:style-name="T4">std::map&lt;std::string, std::vector&lt;Entry&gt;&gt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6" draw:text-style-name="P4" draw:layer="layout" svg:width="13.25cm" svg:height="0.726cm" svg:x="25.5cm" svg:y="26.024cm">
          <text:p text:style-name="P3"><text:span text:style-name="T4">//Ссылка на базу документов</text:span></text:p>
          <text:p text:style-name="P3"><text:span text:style-name="T4">const std::vector&lt;std::string&gt;&amp; documen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7" draw:text-style-name="P9" xml:id="id3" draw:id="id3" draw:layer="layout" svg:width="13.25cm" svg:height="0.727cm" svg:x="25.5cm" svg:y="24.606cm">
          <text:p text:style-name="P8"><text:span text:style-name="T4">//Получить ссылку на базу инвертированных индексов</text:span></text:p>
          <text:p text:style-name="P8"><text:span text:style-name="T4">const std::map&lt;std::string, std::vector&lt;Entry&gt;&gt;&amp; get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8" draw:text-style-name="P4" draw:layer="layout" svg:width="13.25cm" svg:height="0.728cm" svg:x="25.5cm" svg:y="23.636cm">
          <text:p text:style-name="P3"><text:span text:style-name="T4">//Обновить базу инвертированных индексов</text:span></text:p>
          <text:p text:style-name="P3"><text:span text:style-name="T4">void updateInvertedIndex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9" draw:text-style-name="P10" xml:id="id2" draw:id="id2" draw:layer="layout" svg:width="13.25cm" svg:height="0.812cm" svg:x="25.5cm" svg:y="22.5cm">
          <text:p text:style-name="P3"><text:span text:style-name="T4">//Инициализирует ссылку на базу документов</text:span></text:p>
          <text:p text:style-name="P3"><text:span text:style-name="T4">explicit InvertedIndex(const std::vector&lt;std::string&gt;&amp; in_documen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" draw:style-name="gr50" draw:text-style-name="P12" draw:layer="layout" svg:width="1.5cm" svg:height="0.5cm" svg:x="37cm" svg:y="27.273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g draw:name="edit-link" draw:style-name="gr21">
          <draw:custom-shape draw:style-name="gr51" draw:text-style-name="P16" draw:layer="layout" svg:width="2cm" svg:height="1cm" svg:x="37cm" svg:y="26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52" draw:text-style-name="P17" draw:layer="layout" svg:width="0.499cm" svg:height="0.124cm" svg:x="37.75cm" svg:y="26.434cm" svg:viewBox="0 0 500 125" draw:points="0,125 500,125 500,0 0,0">
            <text:p/>
          </draw:polygon>
          <draw:polyline draw:style-name="gr53" draw:text-style-name="P18" draw:layer="layout" svg:width="0.249cm" svg:height="0.373cm" draw:transform="rotate (1.5707963267949) translate (37.5cm 26.622cm)" svg:viewBox="0 0 250 374" draw:points="188,374 250,374 250,0 0,0 0,374 63,374">
            <text:p/>
          </draw:polyline>
          <draw:polyline draw:style-name="gr54" draw:text-style-name="P18" draw:layer="layout" svg:width="0.249cm" svg:height="0.375cm" draw:transform="rotate (-1.5707963267949) translate (38.5cm 26.372cm)" svg:viewBox="0 0 250 376" draw:points="62,376 0,376 0,0 250,0 250,376 187,376">
            <text:p/>
          </draw:polyline>
        </draw:g>
        <draw:custom-shape draw:style-name="gr55" draw:text-style-name="P16" draw:layer="layout" svg:width="2cm" svg:height="1cm" svg:x="54.5cm" svg:y="19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56" draw:text-style-name="P17" draw:layer="layout" svg:width="0.499cm" svg:height="0.124cm" svg:x="55.25cm" svg:y="20.184cm" svg:viewBox="0 0 500 125" draw:points="0,125 500,125 500,0 0,0">
          <text:p/>
        </draw:polygon>
        <draw:polyline draw:style-name="gr57" draw:text-style-name="P18" draw:layer="layout" svg:width="0.249cm" svg:height="0.373cm" draw:transform="rotate (1.5707963267949) translate (55cm 20.372cm)" svg:viewBox="0 0 250 374" draw:points="188,374 250,374 250,0 0,0 0,374 63,374">
          <text:p/>
        </draw:polyline>
        <draw:polyline draw:style-name="gr58" draw:text-style-name="P18" draw:layer="layout" svg:width="0.249cm" svg:height="0.375cm" draw:transform="rotate (-1.5707963267949) translate (56cm 20.122cm)" svg:viewBox="0 0 250 376" draw:points="62,376 0,376 0,0 250,0 250,376 187,376">
          <text:p/>
        </draw:polyline>
        <draw:custom-shape draw:style-name="gr59" draw:text-style-name="P16" draw:layer="layout" svg:width="2cm" svg:height="1cm" svg:x="54.5cm" svg:y="20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60" draw:text-style-name="P17" draw:layer="layout" svg:width="0.499cm" svg:height="0.124cm" svg:x="55.25cm" svg:y="21.184cm" svg:viewBox="0 0 500 125" draw:points="0,125 500,125 500,0 0,0">
          <text:p/>
        </draw:polygon>
        <draw:polyline draw:style-name="gr61" draw:text-style-name="P18" draw:layer="layout" svg:width="0.249cm" svg:height="0.373cm" draw:transform="rotate (1.5707963267949) translate (55cm 21.372cm)" svg:viewBox="0 0 250 374" draw:points="188,374 250,374 250,0 0,0 0,374 63,374">
          <text:p/>
        </draw:polyline>
        <draw:polyline draw:style-name="gr62" draw:text-style-name="P18" draw:layer="layout" svg:width="0.249cm" svg:height="0.375cm" draw:transform="rotate (-1.5707963267949) translate (56cm 21.122cm)" svg:viewBox="0 0 250 376" draw:points="62,376 0,376 0,0 250,0 250,376 187,376">
          <text:p/>
        </draw:polyline>
        <draw:connector draw:name="Connector-Standard" draw:style-name="gr63" draw:text-style-name="P19" draw:layer="layout" draw:line-skew="1.235cm 0.653cm -1.27cm" svg:x1="38.5cm" svg:y1="15.211cm" svg:x2="25.5cm" svg:y2="22.906cm" draw:start-shape="id1" draw:start-glue-point="1" draw:end-shape="id2" draw:end-glue-point="3" svg:d="M38500 15211h1500v4528h-16035v3167h1535" svg:viewBox="0 0 16036 7696">
          <text:p/>
        </draw:connector>
        <draw:connector draw:name="Connector-Standard 6" draw:style-name="gr64" draw:text-style-name="P19" draw:layer="layout" draw:line-skew="0.125cm" svg:x1="38.75cm" svg:y1="24.969cm" svg:x2="43cm" svg:y2="15.875cm" draw:start-shape="id3" draw:start-glue-point="1" draw:end-shape="id4" draw:end-glue-point="3" svg:d="M38750 24969h2250v-9094h2000" svg:viewBox="0 0 4251 9095">
          <text:p/>
        </draw:connector>
        <draw:connector draw:name="Connector-Standard 14" draw:style-name="gr65" draw:text-style-name="P19" draw:layer="layout" draw:line-skew="1.485cm -11.92cm -1.485cm" svg:x1="56.25cm" svg:y1="18.5cm" svg:x2="8cm" svg:y2="10.795cm" draw:start-shape="id5" draw:start-glue-point="1" draw:end-shape="id6" draw:end-glue-point="3" svg:d="M56250 18500h1750v-15750h-51750v8045h1750" svg:viewBox="0 0 51751 15751">
          <text:p/>
        </draw:connector>
        <draw:connector draw:name="Connector-Standard 18" draw:style-name="gr66" draw:text-style-name="P19" draw:layer="layout" draw:line-skew="0.25cm" svg:x1="38.5cm" svg:y1="34.875cm" svg:x2="43cm" svg:y2="15.875cm" draw:start-shape="id7" draw:start-glue-point="1" draw:end-shape="id4" draw:end-glue-point="3" svg:d="M38500 34875h2500v-19000h2000" svg:viewBox="0 0 4501 19001">
          <text:p/>
        </draw:connector>
        <draw:custom-shape draw:style-name="gr67" draw:text-style-name="P2" draw:layer="layout" svg:width="13.25cm" svg:height="8cm" svg:x="43cm" svg:y="25cm">
          <text:p text:style-name="P1"><text:span text:style-name="T1">Prepared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13.25cm" svg:height="0.398cm" svg:x="43cm" svg:y="26.044cm">
          <text:p text:style-name="P3"><text:span text:style-name="T2">Подготавливает базу запросов и хранит её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69" draw:text-style-name="P6" draw:layer="layout" svg:width="13.25cm" svg:height="4.558cm" svg:x="43cm" svg:y="26.442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draw:layer="layout" svg:width="13.25cm" svg:height="3cm" svg:x="43cm" svg:y="31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9" draw:layer="layout" svg:width="11.704cm" svg:height="0.596cm" svg:x="43.75cm" svg:y="33cm">
          <text:p text:style-name="P8"><text:span text:style-name="T4">//Подготовленная база запросов</text:span></text:p>
          <text:p text:style-name="P8"><text:span text:style-name="T4">std::vector&lt;std::vector&lt;std::string&gt;&gt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2" draw:text-style-name="P9" draw:layer="layout" svg:width="11.704cm" svg:height="0.596cm" svg:x="43.75cm" svg:y="32.25cm">
          <text:p text:style-name="P8"><text:span text:style-name="T4">//Ссылка на базу запросов</text:span></text:p>
          <text:p text:style-name="P8"><text:span text:style-name="T4">const std::vector&lt;std::string&gt;&amp; 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3" draw:text-style-name="P9" draw:layer="layout" svg:width="11.704cm" svg:height="0.596cm" svg:x="43.75cm" svg:y="31.5cm">
          <text:p text:style-name="P8"><text:span text:style-name="T4">//Ссылка на базу инвертированных индексов</text:span></text:p>
          <text:p text:style-name="P8"><text:span text:style-name="T4">const std::map&lt;std::string, std::vector&lt;Entry&gt;&gt;&amp; invertedIndexe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4" draw:text-style-name="P9" xml:id="id11" draw:id="id11" draw:layer="layout" svg:width="11.704cm" svg:height="1.077cm" svg:x="43.796cm" svg:y="29.75cm">
          <text:p text:style-name="P8"><text:span text:style-name="T4">//Получить ссылку на подготовленную базу запросов</text:span></text:p>
          <text:p text:style-name="P8"><text:span text:style-name="T4">const std::vector&lt;std::vector&lt;std::string&gt;&gt;&amp; get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5" draw:text-style-name="P9" draw:layer="layout" svg:width="11.704cm" svg:height="0.724cm" svg:x="43.796cm" svg:y="28.75cm">
          <text:p text:style-name="P8"><text:span text:style-name="T4">//Обновить подготовленную базу запросов</text:span></text:p>
          <text:p text:style-name="P8"><text:span text:style-name="T4">void updatePrepar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76" draw:text-style-name="P15" xml:id="id9" draw:id="id9" draw:layer="layout" svg:width="11.704cm" svg:height="1.41cm" svg:x="43.796cm" svg:y="27cm">
          <text:p text:style-name="P8"><text:span text:style-name="T4">//Инициализирует: ссылку на базу инвертированных индексов, ссылку на базу запросов</text:span></text:p>
          <text:p text:style-name="P8"><text:span text:style-name="T4">PreparedRequest(const std::map&lt;std::string, std::vector&lt;Entry&gt;&gt;&amp; in_invertedIndexes, const std::vector&lt;std::string&gt;&amp; in_requests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name="Database 1" draw:style-name="gr77" draw:text-style-name="P12" draw:layer="layout" svg:width="1.325cm" svg:height="0.398cm" svg:x="53.925cm" svg:y="33.25cm">
          <text:p text:style-name="P11"><text:span text:style-name="T5">Base</text:span></text:p>
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78" draw:text-style-name="P16" draw:layer="layout" svg:width="1.766cm" svg:height="0.794cm" svg:x="54.042cm" svg:y="30.61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9" draw:text-style-name="P16" draw:layer="layout" svg:width="2.5cm" svg:height="0.796cm" svg:x="54cm" svg:y="31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0" draw:text-style-name="P9" xml:id="id12" draw:id="id12" draw:layer="layout" svg:width="13.25cm" svg:height="0.75cm" svg:x="43cm" svg:y="22.75cm">
          <text:p text:style-name="P8"><text:span text:style-name="T4">//Ссылка на подготовленную базу запросов</text:span></text:p>
          <text:p text:style-name="P8"><text:span text:style-name="T4">const std::vector&lt;std::vector&lt;std::string&gt;&gt;&amp; preparedRequests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1" draw:text-style-name="P9" draw:layer="layout" svg:width="13.25cm" svg:height="0.75cm" svg:x="43cm" svg:y="21.75cm">
          <text:p text:style-name="P8"><text:span text:style-name="T4">//Объект вложенного класса PreparedRequest</text:span></text:p>
          <text:p text:style-name="P8"><text:span text:style-name="T4">PreparedRequest preparedRequest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1" draw:style-name="gr21">
          <draw:custom-shape draw:style-name="gr82" draw:text-style-name="P16" draw:layer="layout" svg:width="2cm" svg:height="1cm" svg:x="54.5cm" svg:y="22.7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83" draw:text-style-name="P17" draw:layer="layout" svg:width="0.499cm" svg:height="0.124cm" svg:x="55.25cm" svg:y="23.184cm" svg:viewBox="0 0 500 125" draw:points="0,125 500,125 500,0 0,0">
            <text:p/>
          </draw:polygon>
          <draw:polyline draw:style-name="gr84" draw:text-style-name="P18" draw:layer="layout" svg:width="0.249cm" svg:height="0.373cm" draw:transform="rotate (1.5707963267949) translate (55cm 23.372cm)" svg:viewBox="0 0 250 374" draw:points="188,374 250,374 250,0 0,0 0,374 63,374">
            <text:p/>
          </draw:polyline>
          <draw:polyline draw:style-name="gr85" draw:text-style-name="P18" draw:layer="layout" svg:width="0.249cm" svg:height="0.375cm" draw:transform="rotate (-1.5707963267949) translate (56cm 23.122cm)" svg:viewBox="0 0 250 376" draw:points="62,376 0,376 0,0 250,0 250,376 187,376">
            <text:p/>
          </draw:polyline>
        </draw:g>
        <draw:connector draw:name="Connector-Standard 21" draw:style-name="gr86" draw:text-style-name="P19" draw:layer="layout" draw:line-skew="0cm 0.581cm -0.918cm" svg:x1="56.25cm" svg:y1="21.125cm" svg:x2="43.796cm" svg:y2="27.705cm" draw:start-shape="id8" draw:start-glue-point="1" draw:end-shape="id9" draw:end-glue-point="3" svg:d="M56250 21125h265v3706h-13902v2874h1183" svg:viewBox="0 0 13903 6581">
          <text:p/>
        </draw:connector>
        <draw:connector draw:name="Connector-Standard 19" draw:style-name="gr87" draw:text-style-name="P19" draw:layer="layout" draw:line-skew="0cm 1.081cm -0.918cm" svg:x1="56.25cm" svg:y1="20.125cm" svg:x2="43.796cm" svg:y2="27.705cm" draw:start-shape="id10" draw:start-glue-point="1" draw:end-shape="id9" draw:end-glue-point="3" svg:d="M56250 20125h265v4706h-13902v2874h1183" svg:viewBox="0 0 13903 7581">
          <text:p/>
        </draw:connector>
        <draw:connector draw:name="Connector-Standard 22" draw:style-name="gr88" draw:text-style-name="P19" draw:layer="layout" draw:line-skew="0.235cm" svg:x1="55.5cm" svg:y1="30.288cm" svg:x2="56.25cm" svg:y2="23.125cm" draw:start-shape="id11" draw:start-glue-point="1" draw:end-shape="id12" draw:end-glue-point="1" svg:d="M55500 30288h1250v-7163h-500" svg:viewBox="0 0 1251 7164">
          <text:p/>
        </draw:connector>
        <draw:custom-shape draw:style-name="gr89" draw:text-style-name="P14" draw:layer="layout" svg:width="15cm" svg:height="5.5cm" svg:x="3cm" svg:y="17.5cm">
          <text:p text:style-name="P13"><text:span text:style-name="T6">ReadWriteJSON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4" draw:layer="layout" svg:width="15cm" svg:height="0.5cm" svg:x="3cm" svg:y="18.5cm">
          <text:p text:style-name="P3"><text:span text:style-name="T2">Реализует чтение и запись JSON-файл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1" draw:text-style-name="P6" draw:layer="layout" svg:width="15cm" svg:height="4cm" svg:x="3cm" svg:y="19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9" xml:id="id22" draw:id="id22" draw:layer="layout" svg:width="13cm" svg:height="1.25cm" svg:x="4cm" svg:y="21.5cm">
          <text:p text:style-name="P8"><text:span text:style-name="T4">//Записать JSON-файл</text:span></text:p>
          <text:p text:style-name="P8"><text:span text:style-name="T4">void writeJSONFile(const JSON&amp; objectJSON, const std::string&amp; filePath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3" draw:text-style-name="P9" xml:id="id15" draw:id="id15" draw:layer="layout" svg:width="13cm" svg:height="0.75cm" svg:x="4cm" svg:y="20.5cm">
          <text:p text:style-name="P8"><text:span text:style-name="T4">//Прочитать JSON-файл</text:span></text:p>
          <text:p text:style-name="P8"><text:span text:style-name="T4">JSON readJSONFile(const std::string&amp; filePath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4" draw:text-style-name="P10" draw:layer="layout" svg:width="13cm" svg:height="0.5cm" svg:x="4cm" svg:y="19.5cm">
          <text:p text:style-name="P3"><text:span text:style-name="T4">ReadWriteJSONFile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5" draw:text-style-name="P14" draw:layer="layout" svg:width="15cm" svg:height="4.25cm" svg:x="42cm" svg:y="3.75cm">
          <text:p text:style-name="P13"><text:span text:style-name="T6">ReadText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4" draw:layer="layout" svg:width="15cm" svg:height="0.5cm" svg:x="42cm" svg:y="4.75cm">
          <text:p text:style-name="P3"><text:span text:style-name="T2">Реализует чтение текстовых файлов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7" draw:text-style-name="P6" draw:layer="layout" svg:width="15cm" svg:height="2.75cm" svg:x="42cm" svg:y="5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4" xml:id="id14" draw:id="id14" draw:layer="layout" svg:width="13cm" svg:height="1.25cm" svg:x="43cm" svg:y="6.5cm">
          <text:p text:style-name="P3"><text:span text:style-name="T4">//Прочитать документы в отдельных потоках</text:span></text:p>
          <text:p text:style-name="P3"><text:span text:style-name="T4">std::vector&lt;std::string&gt; readTextFile(const std::vector&lt;std::string&gt;&amp; filePaths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9" draw:text-style-name="P10" draw:layer="layout" svg:width="13cm" svg:height="0.5cm" svg:x="43cm" svg:y="5.75cm">
          <text:p text:style-name="P3"><text:span text:style-name="T4">ReadTextFile() = default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0" draw:text-style-name="P9" draw:layer="layout" svg:width="13cm" svg:height="0.75cm" svg:x="8cm" svg:y="11.5cm">
          <text:p text:style-name="P8"><text:span text:style-name="T4">//Получить JSON-объект ответов</text:span></text:p>
          <text:p text:style-name="P8"><text:span text:style-name="T4">JSON&amp; getAnswersJSON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1" draw:text-style-name="P7" draw:layer="layout" svg:width="15cm" svg:height="3.5cm" svg:x="7cm" svg:y="12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9" draw:layer="layout" svg:width="13cm" svg:height="0.75cm" svg:x="8cm" svg:y="13cm">
          <text:p text:style-name="P8"><text:span text:style-name="T4">//JSON-объект конфигурации</text:span></text:p>
          <text:p text:style-name="P8"><text:span text:style-name="T4">JSON config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3" draw:text-style-name="P9" draw:layer="layout" svg:width="13cm" svg:height="0.75cm" svg:x="8cm" svg:y="14cm">
          <text:p text:style-name="P8"><text:span text:style-name="T4">//JSON-объект запросов</text:span></text:p>
          <text:p text:style-name="P8"><text:span text:style-name="T4">JSON request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4" draw:text-style-name="P4" draw:layer="layout" svg:width="13cm" svg:height="0.75cm" svg:x="8cm" svg:y="15cm">
          <text:p text:style-name="P3"><text:span text:style-name="T4">//JSON-объект ответов</text:span></text:p>
          <text:p text:style-name="P3"><text:span text:style-name="T4">JSON</text:span><text:span text:style-name="T2"> </text:span><text:span text:style-name="T4">answersJSON;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name="Connector-Standard 5" draw:style-name="gr105" draw:text-style-name="P19" draw:layer="layout" svg:x1="21cm" svg:y1="7.659cm" svg:x2="43cm" svg:y2="7.125cm" draw:start-shape="id13" draw:start-glue-point="1" draw:end-shape="id14" draw:end-glue-point="3" svg:d="M21000 7659h11000v-534h11000" svg:viewBox="0 0 22001 535">
          <text:p/>
        </draw:connector>
        <draw:connector draw:name="Connector-Standard 2" draw:style-name="gr106" draw:text-style-name="P19" draw:layer="layout" draw:line-skew="1.235cm 3.499cm -0.235cm" svg:x1="17cm" svg:y1="20.875cm" svg:x2="3cm" svg:y2="4cm" draw:start-shape="id15" draw:start-glue-point="1" draw:end-shape="id16" draw:end-glue-point="5" svg:d="M17000 20875h1500v-4625h-16001v-12250h501" svg:viewBox="0 0 16002 16876">
          <text:p/>
        </draw:connector>
        <draw:custom-shape draw:name="Multi-Document" draw:style-name="gr107" draw:text-style-name="P20" xml:id="id17" draw:id="id17" draw:layer="layout" svg:width="2.973cm" svg:height="1.982cm" svg:x="30cm" svg:y="8cm">
          <text:p text:style-name="P11"><text:span text:style-name="T7"/></text:p>
          <text:p text:style-name="P11"><text:span text:style-name="T7">Documen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name="Connector-Standard 3" draw:style-name="gr108" draw:text-style-name="P19" draw:layer="layout" draw:line-skew="1.235cm" svg:x1="56cm" svg:y1="7.125cm" svg:x2="32.973cm" svg:y2="8.991cm" draw:start-shape="id14" draw:start-glue-point="1" draw:end-shape="id17" draw:end-glue-point="7" svg:d="M56000 7125h1500v1866h-24527" svg:viewBox="0 0 24528 1867">
          <text:p/>
        </draw:connector>
        <draw:connector draw:name="Connector-Standard 11" draw:style-name="gr109" draw:text-style-name="P19" draw:layer="layout" draw:line-skew="-0.25cm" svg:x1="21cm" svg:y1="8.659cm" svg:x2="25.5cm" svg:y2="33.625cm" draw:start-shape="id18" draw:start-glue-point="1" draw:end-shape="id19" draw:end-glue-point="3" svg:d="M21000 8659h2000v24966h2500" svg:viewBox="0 0 4501 24967">
          <text:p/>
        </draw:connector>
        <draw:custom-shape draw:name="Document" draw:style-name="gr110" draw:text-style-name="P20" xml:id="id16" draw:id="id16" draw:layer="layout" svg:width="3cm" svg:height="2cm" svg:x="3cm" svg:y="3cm">
          <text:p text:style-name="P11"><text:span text:style-name="T7">JS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-Standard 4" draw:style-name="gr111" draw:text-style-name="P19" draw:layer="layout" draw:line-skew="-0.501cm" svg:x1="6cm" svg:y1="4cm" svg:x2="8cm" svg:y2="5.591cm" draw:start-shape="id16" draw:start-glue-point="7" draw:end-shape="id20" draw:end-glue-point="3" svg:d="M6000 4000h500v1591h1500" svg:viewBox="0 0 2001 1592">
          <text:p/>
        </draw:connector>
        <draw:connector draw:name="Connector-Standard 1" draw:style-name="gr112" draw:text-style-name="P19" draw:layer="layout" draw:line-skew="-1.235cm" svg:x1="30cm" svg:y1="8.991cm" svg:x2="25.5cm" svg:y2="13.875cm" draw:start-shape="id17" draw:start-glue-point="5" draw:end-shape="id21" draw:end-glue-point="3" svg:d="M30000 8991h-6000v4884h1500" svg:viewBox="0 0 6001 4885">
          <text:p/>
        </draw:connector>
        <draw:connector draw:name="Connector-Standard 7" draw:style-name="gr113" draw:text-style-name="P19" draw:layer="layout" draw:line-skew="1.235cm 0.705cm -1.235cm" svg:x1="21cm" svg:y1="10.795cm" svg:x2="4cm" svg:y2="22.125cm" draw:start-shape="id6" draw:start-glue-point="1" draw:end-shape="id22" draw:end-glue-point="3" svg:d="M21000 10795h1500v6330h-20000v5000h1500" svg:viewBox="0 0 20001 11331">
          <text:p/>
        </draw:connector>
        <draw:custom-shape draw:name="Document 1" draw:style-name="gr114" draw:text-style-name="P20" xml:id="id23" draw:id="id23" draw:layer="layout" svg:width="3cm" svg:height="2cm" svg:x="19cm" svg:y="24cm">
          <text:p text:style-name="P11"><text:span text:style-name="T7">JS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name="Connector-Standard 8" draw:style-name="gr115" draw:text-style-name="P19" draw:layer="layout" svg:x1="17cm" svg:y1="22.125cm" svg:x2="20.5cm" svg:y2="24cm" draw:start-shape="id22" draw:start-glue-point="1" draw:end-shape="id23" draw:end-glue-point="4" svg:d="M17000 22125h3500v1875" svg:viewBox="0 0 3501 1876">
          <text:p/>
        </draw:connector>
        <draw:custom-shape draw:style-name="gr116" draw:text-style-name="P14" draw:layer="layout" svg:width="15cm" svg:height="7.591cm" svg:x="3cm" svg:y="25.75cm">
          <text:p text:style-name="P13"><text:span text:style-name="T6">Search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" draw:layer="layout" svg:width="15cm" svg:height="0.545cm" svg:x="3cm" svg:y="26.705cm">
          <text:p text:style-name="P3"><text:span text:style-name="T2">Организует взаимодействие между другими классами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18" draw:text-style-name="P6" draw:layer="layout" svg:width="15cm" svg:height="7.75cm" svg:x="3cm" svg:y="27.25cm">
          <text:p text:style-name="P5"><text:span text:style-name="T3">public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9" draw:layer="layout" svg:width="13cm" svg:height="0.818cm" svg:x="4cm" svg:y="31.182cm">
          <text:p text:style-name="P8"><text:span text:style-name="T4">//Рассчитать релевантность ответов, при изменении запросов</text:span></text:p>
          <text:p text:style-name="P8"><text:span text:style-name="T4">void searchModifiedReques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0" draw:text-style-name="P9" draw:layer="layout" svg:width="13cm" svg:height="0.818cm" svg:x="4cm" svg:y="30.182cm">
          <text:p text:style-name="P8"><text:span text:style-name="T4">//Рассчитать релевантность ответов, при изменении документов</text:span></text:p>
          <text:p text:style-name="P8"><text:span text:style-name="T4">void searchModifiedDocument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1" draw:text-style-name="P9" draw:layer="layout" svg:width="13cm" svg:height="0.818cm" svg:x="4cm" svg:y="29.182cm">
          <text:p text:style-name="P8"><text:span text:style-name="T4">//Рассчитать релевантность ответов</text:span></text:p>
          <text:p text:style-name="P8"><text:span text:style-name="T4">void searchModifiedAll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2" draw:text-style-name="P15" draw:layer="layout" svg:width="13cm" svg:height="1cm" svg:x="4cm" svg:y="28cm">
          <text:p text:style-name="P8"><text:span text:style-name="T4">SearchEngine(const JSON&amp; in_configJSON, const JSON&amp; in_requestsJSON)</text:span></text:p>
          <text:p text:style-name="P8"><text:span text:style-name="T4">SearchEngine(JSON&amp;&amp; in_configJSON, JSON&amp;&amp; in_requestsJSON)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3" draw:text-style-name="P9" draw:layer="layout" svg:width="13cm" svg:height="1.091cm" svg:x="4cm" svg:y="32.159cm">
          <text:p text:style-name="P8"><text:span text:style-name="T4">//Преобразовать базу релевантности ответов в другой тип</text:span></text:p>
          <text:p text:style-name="P8"><text:span text:style-name="T4">std::vector&lt;std::vector&lt;std::pair&lt;int, float&gt;&gt;&gt; exportRelevantResponses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4" draw:text-style-name="P7" draw:layer="layout" svg:width="15cm" svg:height="5.5cm" svg:x="3cm" svg:y="33.5cm">
          <text:p text:style-name="P5"><text:span text:style-name="T3">privat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9" draw:layer="layout" svg:width="13cm" svg:height="0.75cm" svg:x="4cm" svg:y="34cm">
          <text:p text:style-name="P8"><text:span text:style-name="T4">//JSON-объекты</text:span></text:p>
          <text:p text:style-name="P8"><text:span text:style-name="T4">ConverterJSON converterJSON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6" draw:text-style-name="P9" draw:layer="layout" svg:width="13cm" svg:height="0.75cm" svg:x="4cm" svg:y="35cm">
          <text:p text:style-name="P8"><text:span text:style-name="T4">//Документы</text:span></text:p>
          <text:p text:style-name="P8"><text:span text:style-name="T4">Documents documents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7" draw:text-style-name="P9" draw:layer="layout" svg:width="13cm" svg:height="0.75cm" svg:x="4cm" svg:y="36cm">
          <text:p text:style-name="P8"><text:span text:style-name="T4">//Инвертированный индекс</text:span></text:p>
          <text:p text:style-name="P8"><text:span text:style-name="T4">InvertedIndex invertedIndex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8" draw:text-style-name="P9" draw:layer="layout" svg:width="13cm" svg:height="0.75cm" svg:x="4cm" svg:y="37cm">
          <text:p text:style-name="P8"><text:span text:style-name="T4">//Запросы</text:span></text:p>
          <text:p text:style-name="P8"><text:span text:style-name="T4">Requests requests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9" draw:text-style-name="P9" draw:layer="layout" svg:width="13cm" svg:height="0.75cm" svg:x="4cm" svg:y="38cm">
          <text:p text:style-name="P8"><text:span text:style-name="T4">//Релевантные ответы</text:span></text:p>
          <text:p text:style-name="P8"><text:span text:style-name="T4">RelevantResponse relevantResponseObj;</text:span></text:p>
          <draw:enhanced-geometry svg:viewBox="0 0 21600 21600" draw:mirror-vertical="false" draw:mirror-horizontal="true" draw:type="rectangle" draw:enhanced-path="M 0 0 L 21600 0 21600 21600 0 21600 0 0 Z N"/>
        </draw:custom-shape>
        <draw:g draw:name="edit-link 2" draw:style-name="gr21">
          <draw:custom-shape draw:style-name="gr130" draw:text-style-name="P16" draw:layer="layout" svg:width="2cm" svg:height="1cm" svg:x="53.5cm" svg:y="31.2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1" draw:text-style-name="P17" draw:layer="layout" svg:width="0.499cm" svg:height="0.124cm" svg:x="54.25cm" svg:y="31.684cm" svg:viewBox="0 0 500 125" draw:points="0,125 500,125 500,0 0,0">
            <text:p/>
          </draw:polygon>
          <draw:polyline draw:style-name="gr132" draw:text-style-name="P18" draw:layer="layout" svg:width="0.249cm" svg:height="0.373cm" draw:transform="rotate (1.5707963267949) translate (54cm 31.872cm)" svg:viewBox="0 0 250 374" draw:points="188,374 250,374 250,0 0,0 0,374 63,374">
            <text:p/>
          </draw:polyline>
          <draw:polyline draw:style-name="gr133" draw:text-style-name="P18" draw:layer="layout" svg:width="0.249cm" svg:height="0.375cm" draw:transform="rotate (-1.5707963267949) translate (55cm 31.622cm)" svg:viewBox="0 0 250 376" draw:points="62,376 0,376 0,0 250,0 250,376 187,376">
            <text:p/>
          </draw:polyline>
        </draw:g>
        <draw:g draw:name="edit-link 3" draw:style-name="gr21">
          <draw:custom-shape draw:style-name="gr134" draw:text-style-name="P16" draw:layer="layout" svg:width="2cm" svg:height="1cm" svg:x="53.5cm" svg:y="32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polygon draw:style-name="gr135" draw:text-style-name="P17" draw:layer="layout" svg:width="0.499cm" svg:height="0.124cm" svg:x="54.25cm" svg:y="32.434cm" svg:viewBox="0 0 500 125" draw:points="0,125 500,125 500,0 0,0">
            <text:p/>
          </draw:polygon>
          <draw:polyline draw:style-name="gr136" draw:text-style-name="P18" draw:layer="layout" svg:width="0.249cm" svg:height="0.373cm" draw:transform="rotate (1.5707963267949) translate (54cm 32.622cm)" svg:viewBox="0 0 250 374" draw:points="188,374 250,374 250,0 0,0 0,374 63,374">
            <text:p/>
          </draw:polyline>
          <draw:polyline draw:style-name="gr137" draw:text-style-name="P18" draw:layer="layout" svg:width="0.249cm" svg:height="0.375cm" draw:transform="rotate (-1.5707963267949) translate (55cm 32.372cm)" svg:viewBox="0 0 250 376" draw:points="62,376 0,376 0,0 250,0 250,376 187,376">
            <text:p/>
          </draw:polyline>
        </draw:g>
        <draw:custom-shape draw:style-name="gr138" draw:text-style-name="P4" draw:layer="layout" svg:width="13cm" svg:height="0.818cm" svg:x="8cm" svg:y="6.182cm">
          <text:p text:style-name="P3"><text:span text:style-name="T4">//О программе</text:span></text:p>
          <text:p text:style-name="P3"><text:span text:style-name="T4">std::string about();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139" draw:text-style-name="P22" draw:layer="layout" svg:width="19cm" svg:height="2.783cm" svg:x="22.75cm" svg:y="3.467cm">
          <draw:text-box>
            <text:p text:style-name="P21"><text:span text:style-name="T8">Схема интерфейсов классов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2-21T11:40:20.729170100</meta:creation-date>
    <dc:date>2025-03-18T18:50:58.048004000</dc:date>
    <meta:editing-duration>PT18H8M15S</meta:editing-duration>
    <meta:editing-cycles>36</meta:editing-cycles>
    <meta:generator>LibreOffice/25.2.0.3$Windows_X86_64 LibreOffice_project/e1cf4a87eb02d755bce1a01209907ea5ddc8f069</meta:generator>
    <meta:document-statistic meta:object-count="148"/>
  </office:meta>
</office:document-meta>
</file>